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054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2.472cm" fo:min-width="5.939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Test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4.018cm" svg:y="6.714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4.018cm" svg:y2="7.11cm" draw:start-shape="id2" draw:end-shape="id3" svg:d="M12905 6708l1113 402" svg:viewBox="0 0 1114 403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654cm 20.3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1.002cm 21.22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669cm 22.23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654cm" svg:y2="20.721cm" draw:start-shape="id6" draw:start-glue-point="2" draw:end-shape="id11" draw:end-glue-point="3" svg:d="M3619 16579l11035 4142" svg:viewBox="0 0 11036 4143">
          <text:p/>
        </draw:connector>
        <draw:connector draw:style-name="gr4" draw:text-style-name="P4" draw:layer="layout" draw:type="line" svg:x1="3.619cm" svg:y1="16.579cm" svg:x2="11.002cm" svg:y2="21.628cm" draw:start-shape="id6" draw:start-glue-point="2" draw:end-shape="id12" draw:end-glue-point="3" svg:d="M3619 16579l7383 5049" svg:viewBox="0 0 7384 5050">
          <text:p/>
        </draw:connector>
        <draw:connector draw:style-name="gr4" draw:text-style-name="P4" draw:layer="layout" draw:type="line" svg:x1="3.619cm" svg:y1="16.579cm" svg:x2="7.669cm" svg:y2="22.639cm" draw:start-shape="id6" draw:start-glue-point="2" draw:end-shape="id13" draw:end-glue-point="3" svg:d="M3619 16579l4050 6060" svg:viewBox="0 0 4051 6061">
          <text:p/>
        </draw:connector>
        <draw:connector draw:style-name="gr4" draw:text-style-name="P4" draw:layer="layout" draw:type="line" svg:x1="16.638cm" svg:y1="20.332cm" svg:x2="10.762cm" svg:y2="16.896cm" draw:start-shape="id11" draw:start-glue-point="0" draw:end-shape="id9" draw:end-glue-point="2" svg:d="M16638 20332l-5876-3436" svg:viewBox="0 0 5877 3437">
          <text:p/>
        </draw:connector>
        <draw:connector draw:style-name="gr4" draw:text-style-name="P4" draw:layer="layout" draw:type="line" svg:x1="12.986cm" svg:y1="21.239cm" svg:x2="10.762cm" svg:y2="16.896cm" draw:start-shape="id12" draw:start-glue-point="0" draw:end-shape="id9" draw:end-glue-point="2" svg:d="M12986 21239l-2224-4343" svg:viewBox="0 0 2225 4344">
          <text:p/>
        </draw:connector>
        <draw:connector draw:style-name="gr4" draw:text-style-name="P4" draw:layer="layout" draw:type="line" svg:x1="9.653cm" svg:y1="22.25cm" svg:x2="10.762cm" svg:y2="16.896cm" draw:start-shape="id13" draw:start-glue-point="0" draw:end-shape="id9" draw:end-glue-point="2" svg:d="M9653 22250l1109-5354" svg:viewBox="0 0 1110 5355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8.143cm" svg:y1="8.059cm" svg:x2="14.018cm" svg:y2="7.11cm" draw:start-shape="id4" draw:start-glue-point="1" draw:end-shape="id3" draw:end-glue-point="3" svg:d="M8143 8059l5875-949" svg:viewBox="0 0 5876 950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11.747cm" svg:x="6.555cm" svg:y="7.191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1.703cm" svg:y="4.107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3.51cm" draw:start-shape="id16" draw:start-glue-point="2" draw:end-shape="id17" svg:d="M4481 6192l3187 7318" svg:viewBox="0 0 3188 7319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10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8.62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3.535cm" svg:x2="14.335cm" svg:y2="9.016cm" draw:start-shape="id17" draw:start-glue-point="1" draw:end-shape="id18" svg:d="M11636 13535l2699-4519" svg:viewBox="0 0 2700 4520">
          <text:p/>
        </draw:connector>
        <draw:connector draw:style-name="gr4" draw:text-style-name="P4" draw:layer="layout" draw:type="line" svg:x1="4.481cm" svg:y1="6.192cm" svg:x2="3.301cm" svg:y2="17.487cm" draw:start-shape="id16" draw:start-glue-point="2" draw:end-shape="id19" draw:end-glue-point="0" svg:d="M4481 6192l-1180 11295" svg:viewBox="0 0 1181 11296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00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018cm" svg:height="4.763cm" svg:x="6.079cm" svg:y="20.208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7.608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7.475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4.177cm 21.753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525cm 22.6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7.192cm 23.671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29cm" svg:x2="14.177cm" svg:y2="22.154cm" draw:start-shape="id19" draw:start-glue-point="2" draw:end-shape="id20" draw:end-glue-point="3" svg:d="M3301 18290l10876 3864" svg:viewBox="0 0 10877 3865">
          <text:p/>
        </draw:connector>
        <draw:connector draw:style-name="gr4" draw:text-style-name="P4" draw:layer="layout" draw:type="line" svg:x1="3.301cm" svg:y1="18.29cm" svg:x2="10.525cm" svg:y2="23.061cm" draw:start-shape="id19" draw:start-glue-point="2" draw:end-shape="id21" draw:end-glue-point="3" svg:d="M3301 18290l7224 4771" svg:viewBox="0 0 7225 4772">
          <text:p/>
        </draw:connector>
        <draw:connector draw:style-name="gr4" draw:text-style-name="P4" draw:layer="layout" draw:type="line" svg:x1="3.301cm" svg:y1="18.29cm" svg:x2="7.192cm" svg:y2="24.072cm" draw:start-shape="id19" draw:start-glue-point="2" draw:end-shape="id22" draw:end-glue-point="3" svg:d="M3301 18290l3891 5782" svg:viewBox="0 0 3892 5783">
          <text:p/>
        </draw:connector>
        <draw:connector draw:style-name="gr4" draw:text-style-name="P4" draw:layer="layout" draw:type="line" svg:x1="16.161cm" svg:y1="21.765cm" svg:x2="9.334cm" svg:y2="18.423cm" draw:start-shape="id20" draw:start-glue-point="0" draw:end-shape="id23" draw:end-glue-point="2" svg:d="M16161 21765l-6827-3342" svg:viewBox="0 0 6828 3343">
          <text:p/>
        </draw:connector>
        <draw:connector draw:style-name="gr4" draw:text-style-name="P4" draw:layer="layout" draw:type="line" svg:x1="12.509cm" svg:y1="22.672cm" svg:x2="9.334cm" svg:y2="18.423cm" draw:start-shape="id21" draw:start-glue-point="0" draw:end-shape="id23" draw:end-glue-point="2" svg:d="M12509 22672l-3175-4249" svg:viewBox="0 0 3176 4250">
          <text:p/>
        </draw:connector>
        <draw:connector draw:style-name="gr4" draw:text-style-name="P4" draw:layer="layout" draw:type="line" svg:x1="9.176cm" svg:y1="23.683cm" svg:x2="9.334cm" svg:y2="18.423cm" draw:start-shape="id22" draw:start-glue-point="0" draw:end-shape="id23" draw:end-glue-point="2" svg:d="M9176 23683l158-5260" svg:viewBox="0 0 159 5261">
          <text:p/>
        </draw:connector>
        <draw:connector draw:style-name="gr4" draw:text-style-name="P4" draw:layer="layout" draw:type="line" svg:x1="4.481cm" svg:y1="6.192cm" svg:x2="7.65cm" svg:y2="11.402cm" draw:start-shape="id16" draw:start-glue-point="2" draw:end-shape="id24" draw:end-glue-point="3" svg:d="M4481 6192l3169 5210" svg:viewBox="0 0 3170 5211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6.55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161cm" svg:y1="21.765cm" svg:x2="12.985cm" svg:y2="17.372cm" draw:start-shape="id20" draw:start-glue-point="0" draw:end-shape="id25" draw:end-glue-point="2" svg:d="M16161 21765l-3176-4393" svg:viewBox="0 0 3177 4394">
          <text:p/>
        </draw:connector>
        <draw:connector draw:style-name="gr4" draw:text-style-name="P4" draw:layer="layout" draw:type="line" svg:x1="12.509cm" svg:y1="22.672cm" svg:x2="12.985cm" svg:y2="17.372cm" draw:start-shape="id21" draw:start-glue-point="0" draw:end-shape="id25" draw:end-glue-point="2" svg:d="M12509 22672l476-5300" svg:viewBox="0 0 477 5301">
          <text:p/>
        </draw:connector>
        <draw:connector draw:style-name="gr4" draw:text-style-name="P4" draw:layer="layout" draw:type="line" svg:x1="9.176cm" svg:y1="23.683cm" svg:x2="12.985cm" svg:y2="17.372cm" draw:start-shape="id22" draw:start-glue-point="0" draw:end-shape="id25" draw:end-glue-point="2" svg:d="M9176 23683l3809-6311" svg:viewBox="0 0 3810 6312">
          <text:p/>
        </draw:connector>
        <draw:custom-shape draw:style-name="gr6" draw:text-style-name="P6" xml:id="id26" draw:id="id26" draw:layer="layout" svg:width="4.445cm" svg:height="1.27cm" svg:x="15.765cm" svg:y="16.239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5cm" svg:y2="16.874cm" draw:start-shape="id17" draw:end-shape="id26" draw:end-glue-point="6" svg:d="M11636 13535l4129 3339" svg:viewBox="0 0 4130 3340">
          <text:p/>
        </draw:connector>
        <draw:custom-shape draw:style-name="gr6" draw:text-style-name="P6" xml:id="id27" draw:id="id27" draw:layer="layout" svg:width="4.445cm" svg:height="1.27cm" svg:x="15.763cm" svg:y="14.969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5.604cm" draw:start-shape="id17" draw:start-glue-point="1" draw:end-shape="id27" draw:end-glue-point="6" svg:d="M11636 13535l4127 2069" svg:viewBox="0 0 4128 2070">
          <text:p/>
        </draw:connector>
        <draw:custom-shape draw:style-name="gr6" draw:text-style-name="P6" xml:id="id28" draw:id="id28" draw:layer="layout" svg:width="4.445cm" svg:height="1.27cm" svg:x="15.763cm" svg:y="13.699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4.334cm" draw:start-shape="id17" draw:start-glue-point="1" draw:end-shape="id28" draw:end-glue-point="6" svg:d="M11636 13535l4127 799" svg:viewBox="0 0 4128 800">
          <text:p/>
        </draw:connector>
        <draw:connector draw:style-name="gr4" draw:text-style-name="P4" draw:layer="layout" draw:type="line" svg:x1="9.634cm" svg:y1="11.013cm" svg:x2="9.969cm" svg:y2="9.831cm" draw:start-shape="id24" draw:start-glue-point="0" draw:end-shape="id29" draw:end-glue-point="2" svg:d="M9634 11013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016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442cm" svg:x2="14.335cm" svg:y2="9.016cm" draw:start-shape="id29" draw:end-shape="id18" svg:d="M11953 9442l2382-426" svg:viewBox="0 0 2383 427">
          <text:p/>
        </draw:connector>
        <draw:custom-shape draw:style-name="gr6" draw:text-style-name="P6" xml:id="id30" draw:id="id30" draw:layer="layout" svg:width="4.445cm" svg:height="1.27cm" svg:x="15.745cm" svg:y="12.4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45cm" svg:y2="13.065cm" draw:start-shape="id17" draw:start-glue-point="1" draw:end-shape="id30" draw:end-glue-point="6" svg:d="M11636 13535l4109-470" svg:viewBox="0 0 4110 471">
          <text:p/>
        </draw:connector>
        <draw:custom-shape draw:style-name="gr6" draw:text-style-name="P6" xml:id="id31" draw:id="id31" draw:layer="layout" svg:width="4.445cm" svg:height="1.27cm" svg:x="15.605cm" svg:y="11.16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9.823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605cm" svg:y2="11.795cm" draw:start-shape="id17" draw:start-glue-point="1" draw:end-shape="id31" draw:end-glue-point="6" svg:d="M11636 13535l3969-1740" svg:viewBox="0 0 3970 1741">
          <text:p/>
        </draw:connector>
        <draw:connector draw:style-name="gr4" draw:text-style-name="P4" draw:layer="layout" draw:type="line" svg:x1="11.636cm" svg:y1="13.535cm" svg:x2="15.571cm" svg:y2="10.458cm" draw:start-shape="id17" draw:start-glue-point="1" draw:end-shape="id32" draw:end-glue-point="6" svg:d="M11636 13535l3935-3077" svg:viewBox="0 0 3936 3078">
          <text:p/>
        </draw:connector>
      </draw:page>
      <draw:page draw:name="Ad-Hoc Assetion and Test Results" draw:style-name="dp1" draw:master-page-name="Default">
        <draw:custom-shape draw:style-name="gr12" draw:text-style-name="P8" draw:layer="layout" svg:width="6.733cm" svg:height="3.016cm" svg:x="8.361cm" svg:y="14.97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6cm 16.419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cm" svg:y2="17.234cm" draw:start-shape="id34" draw:start-glue-point="0" draw:end-shape="id37" draw:end-glue-point="2" svg:d="M16219 20491l-5139-3257" svg:viewBox="0 0 5140 3258">
          <text:p/>
        </draw:connector>
        <draw:connector draw:style-name="gr4" draw:text-style-name="P4" draw:layer="layout" draw:type="line" svg:x1="12.567cm" svg:y1="21.398cm" svg:x2="11.08cm" svg:y2="17.234cm" draw:start-shape="id35" draw:start-glue-point="0" draw:end-shape="id37" draw:end-glue-point="2" svg:d="M12567 21398l-1487-4164" svg:viewBox="0 0 1488 4165">
          <text:p/>
        </draw:connector>
        <draw:connector draw:style-name="gr4" draw:text-style-name="P4" draw:layer="layout" draw:type="line" svg:x1="9.234cm" svg:y1="22.409cm" svg:x2="11.08cm" svg:y2="17.234cm" draw:start-shape="id36" draw:start-glue-point="0" draw:end-shape="id37" draw:end-glue-point="2" svg:d="M9234 22409l1846-5175" svg:viewBox="0 0 1847 5176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7.825cm 14.61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8cm" svg:y1="16.431cm" svg:x2="9.809cm" svg:y2="15.433cm" draw:start-shape="id37" draw:start-glue-point="0" draw:end-shape="id38" draw:end-glue-point="2" svg:d="M11080 16431l-1271-998" svg:viewBox="0 0 1272 999">
          <text:p/>
        </draw:connector>
        <draw:custom-shape draw:style-name="gr12" draw:text-style-name="P8" draw:layer="layout" svg:width="6.733cm" svg:height="3.016cm" svg:x="3.857cm" svg:y="6.239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61cm 7.474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29cm" svg:y1="7.9cm" svg:x2="14.96cm" svg:y2="6.013cm" draw:start-shape="id39" draw:start-glue-point="1" draw:end-shape="id40" draw:end-glue-point="6" svg:d="M10229 7900l4731-1887" svg:viewBox="0 0 4732 1888">
          <text:p/>
        </draw:connector>
        <draw:connector draw:style-name="gr4" draw:text-style-name="P4" draw:layer="layout" draw:type="line" svg:x1="10.229cm" svg:y1="7.9cm" svg:x2="14.934cm" svg:y2="7.283cm" draw:start-shape="id39" draw:start-glue-point="1" draw:end-shape="id41" draw:end-glue-point="6" svg:d="M10229 7900l4705-617" svg:viewBox="0 0 4706 618">
          <text:p/>
        </draw:connector>
        <draw:connector draw:style-name="gr4" draw:text-style-name="P4" draw:layer="layout" draw:type="line" svg:x1="10.229cm" svg:y1="7.9cm" svg:x2="14.968cm" svg:y2="9.89cm" draw:start-shape="id39" draw:start-glue-point="1" draw:end-shape="id42" draw:end-glue-point="6" svg:d="M10229 7900l4739 1990" svg:viewBox="0 0 4740 1991">
          <text:p/>
        </draw:connector>
        <draw:connector draw:style-name="gr4" draw:text-style-name="P4" draw:layer="layout" draw:type="line" svg:x1="10.229cm" svg:y1="7.9cm" svg:x2="14.968cm" svg:y2="11.16cm" draw:start-shape="id39" draw:end-shape="id43" draw:end-glue-point="6" svg:d="M10229 7900l4739 3260" svg:viewBox="0 0 4740 3261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2.587cm 5.922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61cm" svg:y1="7.875cm" svg:x2="4.571cm" svg:y2="6.737cm" draw:start-shape="id39" draw:start-glue-point="3" draw:end-shape="id44" draw:end-glue-point="2" svg:d="M6261 7875l-1690-1138" svg:viewBox="0 0 1691 1139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29cm" svg:y1="7.9cm" svg:x2="14.934cm" svg:y2="8.553cm" draw:start-shape="id39" draw:start-glue-point="1" draw:end-shape="id46" draw:end-glue-point="6" svg:d="M10229 7900l4705 653" svg:viewBox="0 0 4706 654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4">12/4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&lt;page-name&gt;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05</meta:editing-cycles>
    <meta:editing-duration>P1DT9H40M44S</meta:editing-duration>
    <dc:date>2017-12-04T12:08:09.643000000</dc:date>
    <meta:generator>LibreOffice/5.3.6.1$Windows_X86_64 LibreOffice_project/686f202eff87ef707079aeb7f485847613344eb7</meta:generator>
    <meta:document-statistic meta:object-count="117"/>
  </office:meta>
</office:document-meta>
</file>